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95386"/>
    </style:style>
    <style:style style:name="P2" style:family="paragraph" style:parent-style-name="Standard">
      <style:text-properties officeooo:rsid="00095386" officeooo:paragraph-rsid="00095386"/>
    </style:style>
    <style:style style:name="P3" style:family="paragraph" style:parent-style-name="Standard">
      <style:text-properties officeooo:rsid="00095386" officeooo:paragraph-rsid="000b73ec"/>
    </style:style>
    <style:style style:name="P4" style:family="paragraph" style:parent-style-name="Standard">
      <style:text-properties officeooo:rsid="00095386" officeooo:paragraph-rsid="000d17c9"/>
    </style:style>
    <style:style style:name="P5" style:family="paragraph" style:parent-style-name="Standard">
      <style:text-properties officeooo:paragraph-rsid="000bd5bf"/>
    </style:style>
    <style:style style:name="P6" style:family="paragraph" style:parent-style-name="Standard">
      <style:text-properties officeooo:rsid="000bd5bf" officeooo:paragraph-rsid="000bd5bf"/>
    </style:style>
    <style:style style:name="P7" style:family="paragraph" style:parent-style-name="Standard">
      <style:text-properties officeooo:rsid="000bd5bf" officeooo:paragraph-rsid="000f14e5"/>
    </style:style>
    <style:style style:name="P8" style:family="paragraph" style:parent-style-name="Standard">
      <style:text-properties officeooo:paragraph-rsid="000d17c9"/>
    </style:style>
    <style:style style:name="P9" style:family="paragraph" style:parent-style-name="Standard">
      <style:text-properties officeooo:rsid="000d17c9" officeooo:paragraph-rsid="000d17c9"/>
    </style:style>
    <style:style style:name="P10" style:family="paragraph" style:parent-style-name="Standard">
      <style:text-properties officeooo:rsid="000df1c1" officeooo:paragraph-rsid="000df1c1"/>
    </style:style>
    <style:style style:name="P11" style:family="paragraph" style:parent-style-name="Standard">
      <style:text-properties officeooo:rsid="000ea5f2" officeooo:paragraph-rsid="000ea5f2"/>
    </style:style>
    <style:style style:name="P12" style:family="paragraph" style:parent-style-name="Standard">
      <style:text-properties officeooo:paragraph-rsid="000f14e5"/>
    </style:style>
    <style:style style:name="P13" style:family="paragraph" style:parent-style-name="Standard">
      <style:text-properties officeooo:rsid="000f14e5" officeooo:paragraph-rsid="000f14e5"/>
    </style:style>
    <style:style style:name="T1" style:family="text">
      <style:text-properties officeooo:rsid="00095386"/>
    </style:style>
    <style:style style:name="T2" style:family="text">
      <style:text-properties officeooo:rsid="000a9899"/>
    </style:style>
    <style:style style:name="T3" style:family="text">
      <style:text-properties officeooo:rsid="000b73ec"/>
    </style:style>
    <style:style style:name="T4" style:family="text">
      <style:text-properties officeooo:rsid="000bd5bf"/>
    </style:style>
    <style:style style:name="T5" style:family="text">
      <style:text-properties officeooo:rsid="000d17c9"/>
    </style:style>
    <style:style style:name="T6" style:family="text">
      <style:text-properties officeooo:rsid="000df1c1"/>
    </style:style>
    <style:style style:name="T7" style:family="text">
      <style:text-properties officeooo:rsid="000f14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 reunion se tenue dans le bureau du chef de departements études statistiques et acturiat. Apres avoir faire la presentation. La chef de depatement a pris la parole dit quelques sur son departements ensuite nous a demandé de lui expliquez notre demande. Le directeur de L’ONEQ a pris la parole et expliqué l objectif de la reunion. Ensuite nous avons echangé sur les tableaux qu on leurs fournit. Le chef de service statistique et mesures de perfermance a pris la parole pour poser de questions sur le titre de certains ou variables ( exemple nous avons utiliser « radiation » alors qu il utilise « sortant » ou « debauche ». il nous a demandé d accampagné chaque tableau un note explicatives et remplire les colonnes qu il peuvent remplit au prealable comme les variables « tranches age » ou « tranches salarial » Nous avons convenu ensemble sur les mots ou le terme utilisé. Ensuite nous avons exprimer notre souhait d avoir le fichier excel (ou brute). La chef de departement nous explique la politique de paratge de données de la CNSS et que chaque partenaire envoi des tableaux. Le chef de services de statistques et mesures de perfermances a explique qu ils ont garant des la fiablilité et l exactitudes des données et nous n’avons pas besoins de fichiers brute. C est à quoi que le directeur de l ONEQ à pris la parole pour exoliquer le besoins de fichier brute n est pas surtout par rapport à la fiabilité mais si l oneq identifie d autres indicteur ou si on veut traiter d autre teme ou si demain on veut ajouter tableau. Mais ensuite la chef de service a dit qu on pourrait toujours envoyer les nouveaux et qu ils allaient nous fournir. Ensuite le consultant a proposez de supprimer s il y a des données sensibles et de nous données fournir que les lignes et les colonnes qui leur permettent de constitue les tableaux qu ils nous fournissent. </text:p>
      <text:p text:style-name="P1"/>
      <text:p text:style-name="P1">Nous avons convenu à la fin de reunion que nous allons apporter les coorections et envoyer un courrier avec les fichiers en pièces joints pour qu ils nous prepareent. Les participants : -Mme Hallo Ahmed Mohamed chef de departements études statistiques et acturiat Mr Abdoulkader directeur de l ONEQ Mr Saad Omar Abdillahi chef de service statistique et mesures de perfermance Mr Idleh Hassan Idleh chef de service études et Actuariat Mr Abdoulkarim consultant</text:p>
      <text:p text:style-name="P1"/>
      <text:p text:style-name="P1"/>
      <text:p text:style-name="P1"/>
      <text:p text:style-name="P1">Dans le cadre de l’élaboration de l’édition 2025 de l’Annuaire Statistique de l’Emploi, l’Observatoire National de l’Emploi et des Qualifications (ONEQ), avec l’appui du projet SKILLS « Développement des compétences pour l’emploi », poursuit la phase préparatoire de la collecte des données auprès des institutions productrices d’informations statistiques sur le marché du travail.</text:p>
      <text:p text:style-name="P1"/>
      <text:p text:style-name="P1"><text:s/><text:span text:style-name="T4">Date 30 Avril à 15H00</text:span></text:p>
      <text:p text:style-name="P2">La reunion s est tenue dans le bureau de DG d l INSTAD, </text:p>
      <text:p text:style-name="P1"><text:span text:style-name="T1">Le DG a pris la parole pour accuellir presenter </text:span>Directeur des Statistiques Economiques et de la Comptabilité nationale <text:span text:style-name="T1">qui participait la reunion ensuite il nous a donné la parole. </text:span></text:p>
      <text:p text:style-name="P2">Le directeur de l’ONEQ a pris la parole et nous presenter à son tour, ensuite il a expliqué projet de la production de l annuaire et son objectif et le fait de mettre un protocole en place entre l INSTAD et l’ANEFIP. Ensuite il m a donné la parole (je suis le consultan) et j ai completé ses propos en assistant sur le fait que l INSTAD est le principale sources des données pour cette annuaire statistique sur l emploi. Et que c est opportunité ou une chance) <text:s/>le fait la production de cette annuaire coïncide avec le recensement national , l enquete sur l emploi qui a été mis en place cette année et l’enquete emploi.</text:p>
      <text:p text:style-name="P2">Ensuite le DG <text:s/>a pris la parole pour poser une question pour l appeler de « annuaire statistique de l emploi » en disant le fait qu on entent « statistique » on croira que c est l INSTAD qui produit donc il nous pourquoi n est pas l appeler « bulletin » ou une autre appellation. Nous lui avons assuré que c est une appellation standard et que les organes telle que l equivalent de l’ONEQ dans les autres pays (africains ou d autres l utilisent).</text:p>
      <text:p text:style-name="P3"><text:s/>Ensuite <text:span text:style-name="T2">il a assurer qu il etais disposé à nous fournir tous les données necessaires </text:span><text:span text:style-name="T3">dont nous serons besoin de l INSTAD et qu il n etais necessaire de etablir de protocole pour ça et mais effectivement important d avoir de protocole entre les deux institutions. Et il a dit au <text:s/>Directeur des Statistiques </text:span><text:soft-page-break/><text:span text:style-name="T3">Economiques et de la Comptabilité nationale de fournir de les données necessaires et que pour la suite nous n aurons pas besoin de passer par le DG.</text:span></text:p>
      <text:p text:style-name="P3"/>
      <text:p text:style-name="P5">Les participants :</text:p>
      <text:p text:style-name="P6">Mr Ibrahim Abdi DG,</text:p>
      <text:p text:style-name="P6">Mr Omar Abdoulkader <text:s/><text:span text:style-name="T3">Directeur des Statistiques Economiques et de la Comptabilité nationale </text:span></text:p>
      <text:p text:style-name="P6">Mr Abdoulkader directeur de l ONEQ,</text:p>
      <text:p text:style-name="P6">Mr Abdoulkarim consultant.</text:p>
      <text:p text:style-name="P6"/>
      <text:p text:style-name="P6"/>
      <text:p text:style-name="P8"><text:s/><text:span text:style-name="T4">Date </text:span><text:span text:style-name="T5">21</text:span><text:span text:style-name="T4"> </text:span><text:span text:style-name="T5">Mai</text:span><text:span text:style-name="T4"> à 15H00</text:span></text:p>
      <text:p text:style-name="P9">deuxième reunion avec l equipre de l INSTAD pour valider les indicateurs et disponibilité de donnés </text:p>
      <text:p text:style-name="P4">La reunion s est tenue dans le bureau <text:span text:style-name="T5">du </text:span><text:span text:style-name="T3">Directeur des Statistiques Economiques et de la Comptabilité nationale</text:span>, </text:p>
      <text:p text:style-name="P9">Le directeur a pris la parole, il a presenté son equipe, le point vocal de projet SIMT et le responsable informatique sur l enquêtes emploi.</text:p>
      <text:p text:style-name="P9">Ensuite il a expliqué les données issues de l enquête emploi sont trimestriel et que les indicateurs <text:s text:c="2"/>annuelles vont etre produite au qutrième trimestre. Comme l enquete emploi c est la première année qu il produise, il a dit le rapport issue du premier trimestre <text:span text:style-name="T6">a </text:span>pris un p<text:span text:style-name="T6">eu du retard et il av etre mis en ligne d ici la semaine prochaine. Ensuite qu ils publieront à temps.</text:span></text:p>
      <text:p text:style-name="P9">J ai pris la parole (le consultant) , <text:span text:style-name="T6">je lui ai dit qu on prendrai les données de deux premiers trimestre pour l instant et integrera les autres données. </text:span></text:p>
      <text:p text:style-name="P10">Ensuite il repris la parole pour expliquer, les indicateurs annuelles ne sont pas juste de cumule des indicateurs des 4 trimestres et que ils certains indicateurs qui ne peuvent etre produit que d une manière annuelle et que la methodologie d echantillonnage pour les indicateurs trimestrielle et annuelle sont differents et comme l annuaire est annuelle qu il faut faire attention.</text:p>
      <text:p text:style-name="P11">Ensuite je lui ai dit que comme doit finaliser en Aout, on mettra que les données qu existe pour l instant ( c est à dire le deux premier trimestres), et on mettra une note pour expliquer. Ensuite à l avenir comme les <text:s/>indicateurs seront disponible il suffira d adapter aux indicateurs annuelle.</text:p>
      <text:p text:style-name="P11">En suite le directeur a repris la paroles pour dire qu il faut lui un peu temps pour que son equipe prepare les données. Il a dit que de travailler avec eux comme c est qui traite les données plus que lui. Et a dit son equipe la meme chose. </text:p>
      <text:p text:style-name="P11">Ensuite je lui avait demander si on pouvait les données brutes (primaires). </text:p>
      <text:p text:style-name="P11">Il a dit que ça c est une autre question que lors de notre dernier reunion avec le DG de l INSTAD nous avons pas parlé des données primaires mais de vous preparer les indicateurs sur les marchés d emploi. Il faut remander le DG et s il donne son accord, nous donnerons sans probleme, vous donnerez juste le temps de anonymiser les données.</text:p>
      <text:p text:style-name="P11"/>
      <text:p text:style-name="P12">Les participants :</text:p>
      <text:p text:style-name="P7">Mr Omar Abdoulkader <text:s/><text:span text:style-name="T3">Directeur des Statistiques Economiques et de la Comptabilité nationale </text:span></text:p>
      <text:p text:style-name="P7">Mr <text:span text:style-name="T7">Ilyas Abdillahi reponsable informatique du donnes enquêtes emploi</text:span></text:p>
      <text:p text:style-name="P13">Mr Hamze point vocal du SIMT</text:p>
      <text:p text:style-name="P7">Mr Abdoulkarim consultant.</text:p>
      <text:p text:style-name="P10"/>
      <text:p text:style-name="P10"/>
      <text:p text:style-name="P6"/>
      <text:p text:style-name="P6"/>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7T19:07:30.741724344</meta:creation-date>
    <dc:date>2025-05-27T23:11:30.311611483</dc:date>
    <meta:editing-duration>PT20M32S</meta:editing-duration>
    <meta:editing-cycles>1</meta:editing-cycles>
    <meta:document-statistic meta:table-count="0" meta:image-count="0" meta:object-count="0" meta:page-count="2" meta:paragraph-count="30" meta:word-count="1254" meta:character-count="7134" meta:non-whitespace-character-count="5889"/>
    <meta:generator>LibreOffice/24.2.7.2$Linux_X86_64 LibreOffice_project/420$Build-2</meta:generator>
  </office:meta>
</office:document-meta>
</file>